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Heading_20_3">
      <style:paragraph-properties style:writing-mode="lr-tb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/text:p>
      <text:p text:style-name="Standard">layout: post</text:p>
      <text:p text:style-name="Standard">title: Threads</text:p>
      <text:p text:style-name="Standard">---</text:p>
      <text:p text:style-name="Standard"/>
      <text:p text:style-name="Standard">h2. {{ page.title }}</text:p>
      <text:p text:style-name="P4"/>
      <text:p text:style-name="P5">&lt;p class="publish_date"&gt;7 November 2011&lt;/p&gt;</text:p>
      <text:p text:style-name="P2"/>
      <text:p text:style-name="P2"/>
      <text:p text:style-name="P2">A thread object is a kind of function references; <text:s/><text:span text:style-name="T1">makethread</text:span> turns a function reference into a thread function reference; </text:p>
      <text:p text:style-name="P2"/>
      <text:p text:style-name="P2">What if the function reference has captures / non local references ? One can either</text:p>
      <text:p text:style-name="P2"/>
      <text:p text:style-name="P2">* disallow use of such a function reference as thread</text:p>
      <text:p text:style-name="P2">* moved the captured references from stack to heap, and capture variables are adjusted to the stack.</text:p>
      <text:p text:style-name="P2"/>
      <text:p text:style-name="P2">When the function is called via this reference, then a new interpreter thread is created, the new thread has its own stack. Function parameters are pushed onto the new stack. The new thread stack has a reference to the function object; so that both threads (invoking and created thread) hold a reference to the function object.</text:p>
      <text:p text:style-name="P2"><text:s/></text:p>
      <text:p text:style-name="P2">When the thread calls the <text:span text:style-name="T1">yield</text:span> function for the first time (or returns a value) , then the invocation of the function reference from calling thread returns the yield/return value.</text:p>
      <text:p text:style-name="P2"/>
      <text:p text:style-name="P2">The calling thread can later call <text:span text:style-name="T1">resume</text:span> <text:s/>on the function object; this will pass controll back to the thread function; <text:span text:style-name="T1">resume</text:span> can receive an argument, a message from calling thread to new thread; this value will be returned by the <text:span text:style-name="T1">yield</text:span> function, which has been called previously by the new thread. </text:p>
      <text:p text:style-name="P2">A thread terminates, when it calls <text:span text:style-name="T1">return ; </text:span><text:span text:style-name="T2">The calling thread can check if the thread is running <text:s/>by calling</text:span></text:p>
      <text:p text:style-name="P2"/>
      <text:p text:style-name="P2">The function object that represents the thread will need to have a reference to the thread (in order to pass values around and resume and stuff)</text:p>
      <text:p text:style-name="P2">the thread has a reference to the parent thread + calling function object (in order to pass values around). <text:s/></text:p>
      <text:p text:style-name="P2"/>
      <text:p text:style-name="Standard">h3. Passing control to the thread<text:tab/></text:p>
      <text:p text:style-name="P2"/>
      <text:p text:style-name="P2">Controll passes back to thre thread if</text:p>
      <text:p text:style-name="P2"/>
      <text:p text:style-name="P2">* Implicitly if generator function is called to produce a value.</text:p>
      <text:p text:style-name="P2">* By means of thread object; (in this case the thread can get a message from the calling thread)</text:p>
      <text:p text:style-name="Standard"/>
      <text:p text:style-name="Standard">h3. Passing value back to creator of the thread </text:p>
      <text:p text:style-name="P2"/>
      <text:p text:style-name="P2">When a thread Yields a value, or exits, then control is passed back to the invoking thread.</text:p>
      <text:p text:style-name="P2"/>
      <text:p text:style-name="P2">* On thread exit the calling function gets the Nil value; on Yield it gets a copy of the expression (if pointer to heap then reference to heap is copied).</text:p>
      <text:p text:style-name="P2"><text:soft-page-break/>* The FOR loop will use the yielded value and assign it to loop invariant for use in next iteration.</text:p>
      <text:p text:style-name="P2">* The thread object can return the yielded value by special accessor function.</text:p>
      <text:p text:style-name="Standard"/>
      <text:p text:style-name="Standard">h3. Yield control to arbitrary thread</text:p>
      <text:p text:style-name="P1"/>
      <text:p text:style-name="P1">we don't have that here.</text:p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m</meta:initial-creator>
    <meta:creation-date>2012-05-28T16:18:08.07</meta:creation-date>
    <meta:generator>OpenOffice.org/3.1$Win32 OpenOffice.org_project/310m19$Build-9420</meta:generator>
    <dc:date>2012-06-11T06:15:28.10</dc:date>
    <meta:editing-duration>PT00H04M36S</meta:editing-duration>
    <meta:editing-cycles>13</meta:editing-cycles>
    <meta:document-statistic meta:table-count="0" meta:image-count="0" meta:object-count="0" meta:page-count="2" meta:paragraph-count="28" meta:word-count="420" meta:character-count="2387"/>
  </office:meta>
</office:document-meta>
</file>